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style:font-name="Liberation Sans" fo:language="en" fo:country="US"/>
    </style:style>
    <style:style style:name="P2" style:family="paragraph" style:parent-style-name="Preformatted_20_Text">
      <style:text-properties style:font-name="Liberation Sans" fo:language="en" fo:country="US" officeooo:rsid="000defd9" officeooo:paragraph-rsid="000defd9"/>
    </style:style>
    <style:style style:name="P3" style:family="paragraph" style:parent-style-name="Preformatted_20_Text">
      <style:text-properties style:font-name="Liberation Sans" fo:language="en" fo:country="US" officeooo:rsid="001ca3ba" officeooo:paragraph-rsid="002ad81b"/>
    </style:style>
    <style:style style:name="P4" style:family="paragraph" style:parent-style-name="Preformatted_20_Text">
      <style:text-properties style:font-name="Liberation Sans" fo:language="en" fo:country="US" officeooo:rsid="002093ad" officeooo:paragraph-rsid="002eb954"/>
    </style:style>
    <style:style style:name="P5" style:family="paragraph" style:parent-style-name="Preformatted_20_Text">
      <style:text-properties style:font-name="Liberation Sans" fo:language="en" fo:country="US" officeooo:rsid="0032717a" officeooo:paragraph-rsid="0032717a"/>
    </style:style>
    <style:style style:name="P6" style:family="paragraph" style:parent-style-name="Preformatted_20_Text">
      <style:text-properties style:font-name="Liberation Sans" fo:language="en" fo:country="US" officeooo:rsid="00380478" officeooo:paragraph-rsid="00380478"/>
    </style:style>
    <style:style style:name="P7" style:family="paragraph" style:parent-style-name="Preformatted_20_Text">
      <style:text-properties style:font-name="Liberation Sans" fo:language="en" fo:country="US" officeooo:rsid="004fc388" officeooo:paragraph-rsid="004fc388"/>
    </style:style>
    <style:style style:name="P8" style:family="paragraph" style:parent-style-name="Preformatted_20_Text">
      <style:text-properties style:font-name="Liberation Sans" fo:language="en" fo:country="US" officeooo:rsid="004fc388" officeooo:paragraph-rsid="00765c3c"/>
    </style:style>
    <style:style style:name="P9" style:family="paragraph" style:parent-style-name="Preformatted_20_Text">
      <style:text-properties style:font-name="Liberation Sans" fo:language="en" fo:country="US" officeooo:rsid="00559a4c" officeooo:paragraph-rsid="00559a4c"/>
    </style:style>
    <style:style style:name="P10" style:family="paragraph" style:parent-style-name="Preformatted_20_Text">
      <style:text-properties style:font-name="Liberation Sans" fo:language="en" fo:country="US" officeooo:rsid="005bb593" officeooo:paragraph-rsid="00765c3c"/>
    </style:style>
    <style:style style:name="P11" style:family="paragraph" style:parent-style-name="Preformatted_20_Text">
      <style:text-properties style:font-name="Liberation Sans" fo:language="en" fo:country="US" officeooo:rsid="005e1be3" officeooo:paragraph-rsid="00765c3c"/>
    </style:style>
    <style:style style:name="P12" style:family="paragraph" style:parent-style-name="Preformatted_20_Text">
      <style:text-properties style:font-name="Liberation Sans" fo:language="en" fo:country="US" officeooo:rsid="0085a48e" officeooo:paragraph-rsid="0085a48e"/>
    </style:style>
    <style:style style:name="P13" style:family="paragraph" style:parent-style-name="Preformatted_20_Text">
      <style:text-properties style:font-name="Liberation Sans" fo:language="en" fo:country="US" officeooo:rsid="005092b3" officeooo:paragraph-rsid="005092b3"/>
    </style:style>
    <style:style style:name="P14" style:family="paragraph" style:parent-style-name="Preformatted_20_Text">
      <style:text-properties style:font-name="Liberation Sans" fo:language="en" fo:country="US" officeooo:rsid="00af6263" officeooo:paragraph-rsid="00af6263"/>
    </style:style>
    <style:style style:name="P15" style:family="paragraph" style:parent-style-name="Preformatted_20_Text">
      <style:text-properties style:font-name="Liberation Sans" fo:language="en" fo:country="US" officeooo:rsid="00bb9919" officeooo:paragraph-rsid="00bb9919"/>
    </style:style>
    <style:style style:name="P16" style:family="paragraph" style:parent-style-name="Preformatted_20_Text">
      <style:text-properties style:font-name="Liberation Sans" fo:language="en" fo:country="US" officeooo:rsid="00d74db2" officeooo:paragraph-rsid="00d74db2"/>
    </style:style>
    <style:style style:name="P17" style:family="paragraph" style:parent-style-name="Preformatted_20_Text">
      <style:text-properties style:font-name="Liberation Sans" fo:language="en" fo:country="US" officeooo:rsid="00f01f07" officeooo:paragraph-rsid="01b9866d"/>
    </style:style>
    <style:style style:name="P18" style:family="paragraph" style:parent-style-name="Preformatted_20_Text">
      <style:text-properties style:font-name="Liberation Sans" fo:language="en" fo:country="US" officeooo:rsid="000df9f2" officeooo:paragraph-rsid="000df9f2"/>
    </style:style>
    <style:style style:name="P19" style:family="paragraph" style:parent-style-name="Preformatted_20_Text">
      <style:text-properties style:font-name="Liberation Sans" fo:language="en" fo:country="US" officeooo:rsid="000df9f2" officeooo:paragraph-rsid="0261a8fa"/>
    </style:style>
    <style:style style:name="P20" style:family="paragraph" style:parent-style-name="Preformatted_20_Text">
      <style:text-properties style:font-name="Liberation Sans" fo:language="en" fo:country="US" officeooo:rsid="01182b96" officeooo:paragraph-rsid="01182b96"/>
    </style:style>
    <style:style style:name="P21" style:family="paragraph" style:parent-style-name="Preformatted_20_Text">
      <style:text-properties style:font-name="Liberation Sans" fo:language="en" fo:country="US" officeooo:rsid="0128fd12" officeooo:paragraph-rsid="01437d7d"/>
    </style:style>
    <style:style style:name="P22" style:family="paragraph" style:parent-style-name="Preformatted_20_Text">
      <style:text-properties style:font-name="Liberation Sans" fo:language="en" fo:country="US" officeooo:rsid="0148fff8" officeooo:paragraph-rsid="0148fff8"/>
    </style:style>
    <style:style style:name="P23" style:family="paragraph" style:parent-style-name="Preformatted_20_Text">
      <style:text-properties style:font-name="Liberation Sans" fo:language="en" fo:country="US" officeooo:rsid="00b938f9" officeooo:paragraph-rsid="00b938f9"/>
    </style:style>
    <style:style style:name="P24" style:family="paragraph" style:parent-style-name="Preformatted_20_Text">
      <style:text-properties style:font-name="Liberation Sans" fo:language="en" fo:country="US" officeooo:rsid="014ec360" officeooo:paragraph-rsid="0187ed08"/>
    </style:style>
    <style:style style:name="P25" style:family="paragraph" style:parent-style-name="Preformatted_20_Text">
      <style:text-properties style:font-name="Liberation Sans" fo:language="en" fo:country="US" officeooo:rsid="014f540a" officeooo:paragraph-rsid="014f540a"/>
    </style:style>
    <style:style style:name="P26" style:family="paragraph" style:parent-style-name="Preformatted_20_Text">
      <style:text-properties style:font-name="Liberation Sans" fo:language="en" fo:country="US" officeooo:rsid="0053ff0d" officeooo:paragraph-rsid="014f540a"/>
    </style:style>
    <style:style style:name="P27" style:family="paragraph" style:parent-style-name="Preformatted_20_Text">
      <style:text-properties style:font-name="Liberation Sans" fo:language="en" fo:country="US" officeooo:rsid="017e5ffb" officeooo:paragraph-rsid="017e5ffb"/>
    </style:style>
    <style:style style:name="P28" style:family="paragraph" style:parent-style-name="Preformatted_20_Text">
      <style:text-properties style:font-name="Liberation Sans" fo:language="en" fo:country="US" officeooo:rsid="01ae3cc0" officeooo:paragraph-rsid="01ae3cc0"/>
    </style:style>
    <style:style style:name="P29" style:family="paragraph" style:parent-style-name="Preformatted_20_Text">
      <style:text-properties style:font-name="Liberation Sans" fo:language="en" fo:country="US" officeooo:rsid="01cf91d6" officeooo:paragraph-rsid="01cf91d6"/>
    </style:style>
    <style:style style:name="P30" style:family="paragraph" style:parent-style-name="Preformatted_20_Text">
      <style:text-properties style:font-name="Liberation Sans" fo:language="en" fo:country="US" officeooo:rsid="00d2db3a" officeooo:paragraph-rsid="005092b3"/>
    </style:style>
    <style:style style:name="P31" style:family="paragraph" style:parent-style-name="Preformatted_20_Text">
      <style:text-properties style:font-name="Liberation Sans" fo:language="en" fo:country="US" officeooo:rsid="01e8496a" officeooo:paragraph-rsid="01e8496a"/>
    </style:style>
    <style:style style:name="P32" style:family="paragraph" style:parent-style-name="Preformatted_20_Text">
      <style:text-properties style:font-name="Liberation Sans" fo:language="en" fo:country="US" officeooo:rsid="020837a4" officeooo:paragraph-rsid="020837a4"/>
    </style:style>
    <style:style style:name="P33" style:family="paragraph" style:parent-style-name="Preformatted_20_Text">
      <style:text-properties style:font-name="Liberation Sans" fo:language="en" fo:country="US" officeooo:rsid="00f12f9c" officeooo:paragraph-rsid="01b9866d"/>
    </style:style>
    <style:style style:name="P34" style:family="paragraph" style:parent-style-name="Preformatted_20_Text">
      <style:text-properties style:font-name="Liberation Sans" fo:language="en" fo:country="US" officeooo:rsid="00f12f9c" officeooo:paragraph-rsid="00fc010e"/>
    </style:style>
    <style:style style:name="P35" style:family="paragraph" style:parent-style-name="Preformatted_20_Text">
      <style:text-properties style:font-name="Liberation Sans" fo:language="en" fo:country="US" officeooo:rsid="020b0f22" officeooo:paragraph-rsid="020b0f22"/>
    </style:style>
    <style:style style:name="P36" style:family="paragraph" style:parent-style-name="Preformatted_20_Text">
      <style:text-properties style:font-name="Liberation Sans" fo:language="en" fo:country="US" officeooo:rsid="021215c9" officeooo:paragraph-rsid="021b4692"/>
    </style:style>
    <style:style style:name="P37" style:family="paragraph" style:parent-style-name="Preformatted_20_Text">
      <style:text-properties style:font-name="Liberation Sans" fo:language="en" fo:country="US" officeooo:rsid="01ecb988" officeooo:paragraph-rsid="000a81a3"/>
    </style:style>
    <style:style style:name="P38" style:family="paragraph" style:parent-style-name="Preformatted_20_Text">
      <style:text-properties style:font-name="Liberation Sans" fo:language="en" fo:country="US" officeooo:rsid="0257ba44" officeooo:paragraph-rsid="0257ba44"/>
    </style:style>
    <style:style style:name="P39" style:family="paragraph" style:parent-style-name="Preformatted_20_Text">
      <style:text-properties style:font-name="Liberation Sans" fo:language="en" fo:country="US" officeooo:rsid="025a33c7" officeooo:paragraph-rsid="025a33c7"/>
    </style:style>
    <style:style style:name="P40" style:family="paragraph" style:parent-style-name="Preformatted_20_Text">
      <style:text-properties style:font-name="Liberation Sans" fo:language="en" fo:country="US" officeooo:rsid="01928a1d" officeooo:paragraph-rsid="0197387d"/>
    </style:style>
    <style:style style:name="P41" style:family="paragraph" style:parent-style-name="Preformatted_20_Text">
      <style:text-properties style:font-name="Liberation Sans" fo:language="en" fo:country="US" officeooo:rsid="02951786" officeooo:paragraph-rsid="02951786"/>
    </style:style>
    <style:style style:name="P42" style:family="paragraph" style:parent-style-name="Preformatted_20_Text">
      <style:text-properties style:font-name="Liberation Sans" fo:language="en" fo:country="US" officeooo:rsid="0298b7a2" officeooo:paragraph-rsid="0298b7a2"/>
    </style:style>
    <style:style style:name="P43" style:family="paragraph" style:parent-style-name="Preformatted_20_Text">
      <style:text-properties style:font-name="Liberation Sans" fo:language="en" fo:country="US" officeooo:rsid="02b69e88" officeooo:paragraph-rsid="02c65df3"/>
    </style:style>
    <style:style style:name="P44" style:family="paragraph" style:parent-style-name="Preformatted_20_Text">
      <style:text-properties style:font-name="Liberation Sans" fo:language="en" fo:country="US" officeooo:rsid="02bd3c09" officeooo:paragraph-rsid="02bd3c09"/>
    </style:style>
    <style:style style:name="P45" style:family="paragraph" style:parent-style-name="Preformatted_20_Text">
      <style:text-properties style:font-name="Liberation Sans" fo:language="en" fo:country="US" officeooo:rsid="02c42b68" officeooo:paragraph-rsid="02c42b68"/>
    </style:style>
    <style:style style:name="P46" style:family="paragraph" style:parent-style-name="Preformatted_20_Text">
      <style:text-properties style:font-name="Liberation Sans" fo:language="en" fo:country="US" officeooo:rsid="00c8a06a" officeooo:paragraph-rsid="015be541"/>
    </style:style>
    <style:style style:name="P47" style:family="paragraph" style:parent-style-name="Preformatted_20_Text">
      <style:text-properties style:font-name="Liberation Sans" fo:language="en" fo:country="US" officeooo:rsid="0271c3a3" officeooo:paragraph-rsid="0271db3c"/>
    </style:style>
    <style:style style:name="P48" style:family="paragraph" style:parent-style-name="Preformatted_20_Text">
      <style:text-properties style:font-name="Liberation Sans" fo:language="en" fo:country="US" officeooo:rsid="02184190" officeooo:paragraph-rsid="02184190"/>
    </style:style>
    <style:style style:name="P49" style:family="paragraph" style:parent-style-name="Preformatted_20_Text">
      <style:text-properties style:font-name="Liberation Sans" fo:language="en" fo:country="US" officeooo:rsid="02daaedd" officeooo:paragraph-rsid="02daaedd"/>
    </style:style>
    <style:style style:name="P50" style:family="paragraph" style:parent-style-name="Preformatted_20_Text">
      <style:text-properties style:font-name="Liberation Sans" fo:language="en" fo:country="US" officeooo:rsid="000c5865" officeooo:paragraph-rsid="000c5865"/>
    </style:style>
    <style:style style:name="P51" style:family="paragraph" style:parent-style-name="Preformatted_20_Text">
      <style:text-properties style:font-name="Liberation Sans" fo:language="en" fo:country="US" officeooo:rsid="000c5865" officeooo:paragraph-rsid="000a81a3"/>
    </style:style>
    <style:style style:name="P52" style:family="paragraph" style:parent-style-name="Preformatted_20_Text">
      <style:text-properties style:font-name="Liberation Sans" fo:language="en" fo:country="US" officeooo:rsid="02dd99c0" officeooo:paragraph-rsid="02dd99c0"/>
    </style:style>
    <style:style style:name="P53" style:family="paragraph" style:parent-style-name="Preformatted_20_Text">
      <style:text-properties style:font-name="Liberation Sans" fo:language="en" fo:country="US" officeooo:rsid="02dd99c0" officeooo:paragraph-rsid="02deaa3a"/>
    </style:style>
    <style:style style:name="P54" style:family="paragraph" style:parent-style-name="Preformatted_20_Text">
      <style:text-properties style:font-name="Liberation Sans" fo:language="en" fo:country="US" officeooo:rsid="02403815" officeooo:paragraph-rsid="02403815"/>
    </style:style>
    <style:style style:name="P55" style:family="paragraph" style:parent-style-name="Preformatted_20_Text">
      <style:text-properties style:font-name="Liberation Sans" fo:language="en" fo:country="US" officeooo:rsid="00f2c3bf" officeooo:paragraph-rsid="00f2c3bf"/>
    </style:style>
    <style:style style:name="P56" style:family="paragraph" style:parent-style-name="Preformatted_20_Text">
      <style:text-properties style:font-name="Liberation Sans" fo:language="en" fo:country="US" officeooo:rsid="02e37646" officeooo:paragraph-rsid="02e37646"/>
    </style:style>
    <style:style style:name="P57" style:family="paragraph" style:parent-style-name="Preformatted_20_Text">
      <style:text-properties style:font-name="Liberation Sans" fo:language="en" fo:country="US" officeooo:rsid="02f17f69" officeooo:paragraph-rsid="02f17f69"/>
    </style:style>
    <style:style style:name="P58" style:family="paragraph" style:parent-style-name="Preformatted_20_Text">
      <style:text-properties style:font-name="Liberation Sans" fo:language="en" fo:country="US" officeooo:rsid="00c100e8" officeooo:paragraph-rsid="00c100e8"/>
    </style:style>
    <style:style style:name="P59" style:family="paragraph" style:parent-style-name="Preformatted_20_Text">
      <style:text-properties style:font-name="Liberation Sans" fo:language="en" fo:country="US" officeooo:rsid="02f2c5ed" officeooo:paragraph-rsid="03005a9c"/>
    </style:style>
    <style:style style:name="P60" style:family="paragraph" style:parent-style-name="Preformatted_20_Text">
      <style:text-properties style:font-name="Liberation Sans" fo:language="en" fo:country="US" officeooo:rsid="0307d447" officeooo:paragraph-rsid="031f1e32"/>
    </style:style>
    <style:style style:name="P61" style:family="paragraph" style:parent-style-name="Preformatted_20_Text">
      <style:text-properties style:font-name="Liberation Sans" fo:language="en" fo:country="US" officeooo:rsid="0307d447" officeooo:paragraph-rsid="03216d30"/>
    </style:style>
    <style:style style:name="P62" style:family="paragraph" style:parent-style-name="Preformatted_20_Text">
      <style:text-properties style:font-name="Liberation Sans" fo:language="en" fo:country="US" officeooo:rsid="0308e559" officeooo:paragraph-rsid="0308e559"/>
    </style:style>
    <style:style style:name="P63" style:family="paragraph" style:parent-style-name="Preformatted_20_Text">
      <style:text-properties style:font-name="Liberation Sans" fo:language="en" fo:country="US" officeooo:rsid="0317d6e1" officeooo:paragraph-rsid="0317d6e1"/>
    </style:style>
    <style:style style:name="P64" style:family="paragraph" style:parent-style-name="Preformatted_20_Text">
      <style:text-properties style:font-name="Liberation Sans" fo:language="en" fo:country="US" officeooo:rsid="03225f0b" officeooo:paragraph-rsid="03225f0b"/>
    </style:style>
    <style:style style:name="P65" style:family="paragraph" style:parent-style-name="Preformatted_20_Text">
      <style:text-properties style:font-name="Liberation Sans" fo:language="en" fo:country="US" officeooo:rsid="0327dd47" officeooo:paragraph-rsid="0327dd47"/>
    </style:style>
    <style:style style:name="P66" style:family="paragraph" style:parent-style-name="Preformatted_20_Text">
      <style:text-properties style:font-name="Liberation Sans" fo:language="en" fo:country="US" officeooo:rsid="033d5808" officeooo:paragraph-rsid="033d5808"/>
    </style:style>
    <style:style style:name="P67" style:family="paragraph" style:parent-style-name="Preformatted_20_Text">
      <style:text-properties style:font-name="Liberation Sans" fo:language="en" fo:country="US" officeooo:rsid="033ed568" officeooo:paragraph-rsid="033ed568"/>
    </style:style>
    <style:style style:name="P68" style:family="paragraph" style:parent-style-name="Preformatted_20_Text">
      <style:text-properties style:font-name="Liberation Sans" fo:language="en" fo:country="US" officeooo:rsid="0342d434" officeooo:paragraph-rsid="0342d434"/>
    </style:style>
    <style:style style:name="P69" style:family="paragraph" style:parent-style-name="Preformatted_20_Text">
      <style:text-properties style:font-name="Liberation Sans" fo:language="en" fo:country="US" officeooo:rsid="03531cf8" officeooo:paragraph-rsid="03531cf8"/>
    </style:style>
    <style:style style:name="P70" style:family="paragraph" style:parent-style-name="Preformatted_20_Text">
      <style:text-properties style:font-name="Liberation Sans" fo:language="en" fo:country="US" officeooo:rsid="035a07d8" officeooo:paragraph-rsid="0365b9ac"/>
    </style:style>
    <style:style style:name="P71" style:family="paragraph" style:parent-style-name="Preformatted_20_Text">
      <style:text-properties style:font-name="Liberation Sans" fo:language="en" fo:country="US" officeooo:rsid="035a07d8" officeooo:paragraph-rsid="037d9b95"/>
    </style:style>
    <style:style style:name="P72" style:family="paragraph" style:parent-style-name="Preformatted_20_Text">
      <style:text-properties style:font-name="Liberation Sans" fo:language="en" fo:country="US" officeooo:rsid="03659407" officeooo:paragraph-rsid="03659407"/>
    </style:style>
    <style:style style:name="P73" style:family="paragraph" style:parent-style-name="Preformatted_20_Text">
      <style:text-properties style:font-name="Liberation Sans" fo:language="en" fo:country="US" officeooo:rsid="036687be" officeooo:paragraph-rsid="036687be"/>
    </style:style>
    <style:style style:name="T1" style:family="text">
      <style:text-properties officeooo:rsid="000a81a3"/>
    </style:style>
    <style:style style:name="T2" style:family="text">
      <style:text-properties officeooo:rsid="0014ae72"/>
    </style:style>
    <style:style style:name="T3" style:family="text">
      <style:text-properties officeooo:rsid="001a3050"/>
    </style:style>
    <style:style style:name="T4" style:family="text">
      <style:text-properties officeooo:rsid="001dfc70"/>
    </style:style>
    <style:style style:name="T5" style:family="text">
      <style:text-properties officeooo:rsid="001f6e35"/>
    </style:style>
    <style:style style:name="T6" style:family="text">
      <style:text-properties officeooo:rsid="002093ad"/>
    </style:style>
    <style:style style:name="T7" style:family="text">
      <style:text-properties officeooo:rsid="0033c834"/>
    </style:style>
    <style:style style:name="T8" style:family="text">
      <style:text-properties officeooo:rsid="00353f75"/>
    </style:style>
    <style:style style:name="T9" style:family="text">
      <style:text-properties officeooo:rsid="003be8af"/>
    </style:style>
    <style:style style:name="T10" style:family="text">
      <style:text-properties officeooo:rsid="00418b2f"/>
    </style:style>
    <style:style style:name="T11" style:family="text">
      <style:text-properties officeooo:rsid="005e1be3"/>
    </style:style>
    <style:style style:name="T12" style:family="text">
      <style:text-properties officeooo:rsid="00868fe7"/>
    </style:style>
    <style:style style:name="T13" style:family="text">
      <style:text-properties officeooo:rsid="00a9939b"/>
    </style:style>
    <style:style style:name="T14" style:family="text">
      <style:text-properties officeooo:rsid="00beb663"/>
    </style:style>
    <style:style style:name="T15" style:family="text">
      <style:text-properties officeooo:rsid="00c2a174"/>
    </style:style>
    <style:style style:name="T16" style:family="text">
      <style:text-properties officeooo:rsid="00c459e7"/>
    </style:style>
    <style:style style:name="T17" style:family="text">
      <style:text-properties officeooo:rsid="00d2db3a"/>
    </style:style>
    <style:style style:name="T18" style:family="text">
      <style:text-properties officeooo:rsid="00d83514"/>
    </style:style>
    <style:style style:name="T19" style:family="text">
      <style:text-properties officeooo:rsid="00f12f9c"/>
    </style:style>
    <style:style style:name="T20" style:family="text">
      <style:text-properties officeooo:rsid="01196b9d"/>
    </style:style>
    <style:style style:name="T21" style:family="text">
      <style:text-properties officeooo:rsid="012aa064"/>
    </style:style>
    <style:style style:name="T22" style:family="text">
      <style:text-properties officeooo:rsid="014d946a"/>
    </style:style>
    <style:style style:name="T23" style:family="text">
      <style:text-properties officeooo:rsid="014fc48e"/>
    </style:style>
    <style:style style:name="T24" style:family="text">
      <style:text-properties officeooo:rsid="0156a895"/>
    </style:style>
    <style:style style:name="T25" style:family="text">
      <style:text-properties officeooo:rsid="0193a177"/>
    </style:style>
    <style:style style:name="T26" style:family="text">
      <style:text-properties officeooo:rsid="01b13f84"/>
    </style:style>
    <style:style style:name="T27" style:family="text">
      <style:text-properties officeooo:rsid="01e331ce"/>
    </style:style>
    <style:style style:name="T28" style:family="text">
      <style:text-properties officeooo:rsid="01f2eeae"/>
    </style:style>
    <style:style style:name="T29" style:family="text">
      <style:text-properties officeooo:rsid="020bd7bf"/>
    </style:style>
    <style:style style:name="T30" style:family="text">
      <style:text-properties officeooo:rsid="020d36ee"/>
    </style:style>
    <style:style style:name="T31" style:family="text">
      <style:text-properties officeooo:rsid="021454a0"/>
    </style:style>
    <style:style style:name="T32" style:family="text">
      <style:text-properties officeooo:rsid="0218ec40"/>
    </style:style>
    <style:style style:name="T33" style:family="text">
      <style:text-properties officeooo:rsid="021b4692"/>
    </style:style>
    <style:style style:name="T34" style:family="text">
      <style:text-properties officeooo:rsid="025a33c7"/>
    </style:style>
    <style:style style:name="T35" style:family="text">
      <style:text-properties officeooo:rsid="025a8bee"/>
    </style:style>
    <style:style style:name="T36" style:family="text">
      <style:text-properties officeooo:rsid="025b17fb"/>
    </style:style>
    <style:style style:name="T37" style:family="text">
      <style:text-properties officeooo:rsid="025c2dd1"/>
    </style:style>
    <style:style style:name="T38" style:family="text">
      <style:text-properties officeooo:rsid="0261a8fa"/>
    </style:style>
    <style:style style:name="T39" style:family="text">
      <style:text-properties officeooo:rsid="026c9d21"/>
    </style:style>
    <style:style style:name="T40" style:family="text">
      <style:text-properties officeooo:rsid="02a25209"/>
    </style:style>
    <style:style style:name="T41" style:family="text">
      <style:text-properties officeooo:rsid="02a615cf"/>
    </style:style>
    <style:style style:name="T42" style:family="text">
      <style:text-properties officeooo:rsid="02b70731"/>
    </style:style>
    <style:style style:name="T43" style:family="text">
      <style:text-properties officeooo:rsid="02b830ef"/>
    </style:style>
    <style:style style:name="T44" style:family="text">
      <style:text-properties officeooo:rsid="02be50eb"/>
    </style:style>
    <style:style style:name="T45" style:family="text">
      <style:text-properties officeooo:rsid="02bfa2bc"/>
    </style:style>
    <style:style style:name="T46" style:family="text">
      <style:text-properties officeooo:rsid="02c11ed8"/>
    </style:style>
    <style:style style:name="T47" style:family="text">
      <style:text-properties officeooo:rsid="02cfe6d7"/>
    </style:style>
    <style:style style:name="T48" style:family="text">
      <style:text-properties officeooo:rsid="02d40191"/>
    </style:style>
    <style:style style:name="T49" style:family="text">
      <style:text-properties officeooo:rsid="02dd99c0"/>
    </style:style>
    <style:style style:name="T50" style:family="text">
      <style:text-properties officeooo:rsid="02de59f5"/>
    </style:style>
    <style:style style:name="T51" style:family="text">
      <style:text-properties officeooo:rsid="02e858da"/>
    </style:style>
    <style:style style:name="T52" style:family="text">
      <style:text-properties officeooo:rsid="02ec3ef2"/>
    </style:style>
    <style:style style:name="T53" style:family="text">
      <style:text-properties officeooo:rsid="02f7edec"/>
    </style:style>
    <style:style style:name="T54" style:family="text">
      <style:text-properties officeooo:rsid="030a8945"/>
    </style:style>
    <style:style style:name="T55" style:family="text">
      <style:text-properties officeooo:rsid="031f1e32"/>
    </style:style>
    <style:style style:name="T56" style:family="text">
      <style:text-properties officeooo:rsid="0323e4c7"/>
    </style:style>
    <style:style style:name="T57" style:family="text">
      <style:text-properties officeooo:rsid="0329dbbb"/>
    </style:style>
    <style:style style:name="T58" style:family="text">
      <style:text-properties officeooo:rsid="032c443f"/>
    </style:style>
    <style:style style:name="T59" style:family="text">
      <style:text-properties officeooo:rsid="034182f8"/>
    </style:style>
    <style:style style:name="T60" style:family="text">
      <style:text-properties officeooo:rsid="0343b438"/>
    </style:style>
    <style:style style:name="T61" style:family="text">
      <style:text-properties officeooo:rsid="0354e9ae"/>
    </style:style>
    <style:style style:name="T62" style:family="text">
      <style:text-properties officeooo:rsid="035b35b9"/>
    </style:style>
    <style:style style:name="T63" style:family="text">
      <style:text-properties officeooo:rsid="0367da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text:span text:style-name="T1">Description:</text:span></text:p>
      <text:p text:style-name="P35">The goal of this project is to develop a visualization for the <text:span text:style-name="T30">model build in </text:span>Yeast Cell Model (YCM) project <text:span text:style-name="T29">[QUELLE: YCM]. The aim of the visualization is to allow to explore the model.</text:span></text:p>
      <text:p text:style-name="P35"/>
      <text:p text:style-name="P36">The model consists of a number <text:span text:style-name="T33">of modules written in python which describe a subprocess of the cell cycle. Each module introduces multiple</text:span> species, <text:span text:style-name="T31">reactions and algebraic species.</text:span></text:p>
      <text:p text:style-name="P48">Each species, reaction and algebraic <text:span text:style-name="T32">species has additional information connected to it. For species this includes, next to a name, a state of phosphorylation or electrical charge, an affiliation with a compartment and one or more annotations. Annotations usually refer to an entry in the CHEBI[QUELLE], SBO[QUELLE] or SGD[QUELLE] database though some annotations are still placeholders. Compartment is the term used in the YCM project to describe a physical subsection of the cell. Reactions are attributed with a name, a number of substrates, products and modifiers and a rate. Algebraic species have a name, an algebraic equation and an annotation. All species, reactions and algebraic species are also indirectly attributed with the modules they are introduced in.</text:span></text:p>
      <text:p text:style-name="P49">Due to the inherent semantic connection between <text:span text:style-name="T52">species, reactions and algebraic species a node-link graph is chosen to to represent the model. </text:span></text:p>
      <text:p text:style-name="P37"/>
      <text:p text:style-name="P51"/>
      <text:p text:style-name="P50">Layout<text:span text:style-name="T14">s</text:span>: <text:span text:style-name="T2">comparing different layouts, to cluster or not</text:span></text:p>
      <text:p text:style-name="P60">Selecting a finding a good layout for a graph is a common problem. </text:p>
      <text:p text:style-name="P62"><text:span text:style-name="T54">There are several commonly used </text:span>aesthetic <text:span text:style-name="T54">criteria for</text:span> a layout <text:span text:style-name="T54">that help estimating its quality. Firstly visual anomalies should be avoided unless they encode information. This includes for example edge crossings as well as sharp bends in edges. Secondly edges should be kept short to strengthen visual grouping of nodes that are connected. Thirdly symmetry is usually considered visually pleasing.</text:span></text:p>
      <text:p text:style-name="P63">TODO: Validation of criteria</text:p>
      <text:p text:style-name="P61"><text:span text:style-name="T55">While a manual placement of all nodes would be possible this project is required to anticipate changes in the YCM project’s model. Therefore an automated layout algorithm must be chosen. As nodes are limited to a few hundred and no layout change is done by the user, the computation of the layout can be done separate from and prior to its display. This means that the speed of the layout algorithm is of low importance.</text:span></text:p>
      <text:p text:style-name="P64">A <text:span text:style-name="T56">circular, a radial, a force-directed and GraphViz dot layout algorithm [QUELLE: DOT] have been compared.</text:span></text:p>
      <text:p text:style-name="P65">The <text:span text:style-name="T57">major concern with the circular</text:span> layout <text:span text:style-name="T58">is that as long as straight edges are used, short edges become hard to read. In a local environment the bend of the circle becomes neglegtable causing edges to cross nodes. This can for example be mitigated by using curved edges.</text:span></text:p>
      <text:p text:style-name="P66">The radial layout causes an especially high amount of edge crossings.</text:p>
      <text:p text:style-name="P67">The force-directed approach causes ADP, ATP and Pi, which are all nodes of high degree that share many of their neighbors, to be strongly clustered. <text:span text:style-name="T59">This causes a very high number of edge crossings around those nodes.</text:span></text:p>
      <text:p text:style-name="P68">The dot algorithm form GraphViz <text:span text:style-name="T60">produces many long edges even though creating short edges is supposed to be one of its optimization criteria.</text:span></text:p>
      <text:p text:style-name="P68"/>
      <text:p text:style-name="P58">advantages of different layouts</text:p>
      <text:p text:style-name="P57">As different layouts </text:p>
      <text:p text:style-name="P57"/>
      <text:p text:style-name="P59">The Gestalt Laws [QUELLE: ] proximity, closure and good form <text:span text:style-name="T53">of visual perception when applied to a node-link graph all depend on position of nodes and the course of the edges. Therefore the selection of layout does not only influence how aesthetic the graph is but also its likely interpretation. As the purpose of the visualization is to explore the YCM project’s model, restricting it to one layout and therefore favoring one interpretation may work against the intended purpose.</text:span></text:p>
      <text:p text:style-name="P2"/>
      <text:p text:style-name="P2"><text:span text:style-name="T4">Nodes</text:span> <text:span text:style-name="T3">and Edges</text:span></text:p>
      <text:p text:style-name="P3">The <text:span text:style-name="T5">nodes</text:span> and edges of a graph provide several ways to visually encode attributes of data. <text:span text:style-name="T6">This includes <text:s/>color and opacity as well as symbol choice and symbol size for nodes and stroke thickness and stroke pattern for edges. </text:span></text:p>
      <text:p text:style-name="P4">In case of dynamic <text:span text:style-name="T17">visualization</text:span> additional encoding options are gained through animation. For edges usually an animation is chosen which displays particles moving along the edges. Data attributes can than be encoded onto the symbol, <text:span text:style-name="T17">color</text:span>, opacity and size of the particle as well as the frequency, pattern and speed with which the particle moves along an edge.</text:p>
      <text:p text:style-name="P5"><text:span text:style-name="T8">Beyond encoding data attributes s</text:span>tudies have shown that the selection of pattern and animation of an edge also influences <text:span text:style-name="T7">how easily a graph can be read [Holten].</text:span></text:p>
      <text:p text:style-name="P2"/>
      <text:p text:style-name="P2">Edges: Edge types, Edge Compression</text:p>
      <text:p text:style-name="P6">One of the major obstacles in visualizing the model of the YCM Project is that <text:span text:style-name="T10">the nodes of </text:span>certain species, for example <text:s/>ADP, ATP and Pi, <text:span text:style-name="T9">have a high degree causing a high density of edges in their surroundings. This makes reading the graph in those surroundings difficult. Especially edge symbols providing edge direction tend to become unreadable as they overlap near the node.</text:span></text:p>
      <text:p text:style-name="P7"><text:soft-page-break/>In the following section methods to reduce this problem will be discussed.</text:p>
      <text:p text:style-name="P7"/>
      <text:p text:style-name="P9">Replacing Edge Symbols</text:p>
      <text:p text:style-name="P10">As <text:span text:style-name="T11">the original intention for the visualization was to follow the Process Description Language of SBGN [QUELLE: SBGN] <text:s/>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for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text:span></text:p>
      <text:p text:style-name="P11">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15">information</text:span> intended to be <text:span text:style-name="T15">encoded into the edge symbol </text:span>is lost. As nodes with high degrees usually also have more edge symbols overlapping this problem is more grave near them. <text:span text:style-name="T16">An exception to this would be a node with only outgoing edges as there would be no symbols to overlap.</text:span></text:p>
      <text:p text:style-name="P12">To <text:span text:style-name="T12">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in some places less severe. This also provides a basis for commonly used edge animation which could be used to encode additional data attributes or simply improve highlighting.[QUELLEN: see Holten]</text:span></text:p>
      <text:p text:style-name="P8"/>
      <text:p text:style-name="P25">Edge Reduction</text:p>
      <text:p text:style-name="P26"><text:span text:style-name="T13">Another</text:span> way to improve the readability of the graph would be to reduce the number of edges <text:span text:style-name="T23">that must be displayed. There are two principle ways to achieve such a reduction: Edge compression and edge bundling. <text:s/>In the following chapter both will be described and their relevance for visualizing the YCM project discussed.</text:span></text:p>
      <text:p text:style-name="P8"/>
      <text:p text:style-name="P13">Edge Compression</text:p>
      <text:p text:style-name="P46">Edge compression as discussed by Tim Dwyer, Nathalie Henry Riche, Kim Marriott and Christopher Mears [QUELLE: Edge Compression] could provide such a reduction. The general idea of edge compression is to cluster nodes with similar edges together and have any shared edges replaced by one edge connected to the resulting cluster. In the paper of Dwyer et al. [QUELLE: Edge Compression] three types of edge compression are introduced: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accuracy. While Power-Graph Decomposition achieves the highest reduction in in edges, edges from inside a cluster to a different cluster tend to be difficult to read.</text:p>
      <text:p text:style-name="P17">The <text:span text:style-name="T19">graph of the YCM project’s model provides difficult conditions for edge compression. </text:span></text:p>
      <text:p text:style-name="P33">First there are four different type of edges per node, though most edges belong to two of the four edge types. To conserve the information encoded into these edges, edges of different types must be looked at separately when considering to cluster nodes. <text:span text:style-name="T48">This for example prohibits the clustering of ADP and ATP. While ADP and ATP share most of the nodes they are connected to, their edges to these nodes are usually inverse.</text:span></text:p>
      <text:p text:style-name="P34">There are three types of nodes: species (circles), reactions (rectangles) and algebraic species (triangles). 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p>
      <text:p text:style-name="P20">In addition there is also already a meaningful clustering representing <text:span text:style-name="T20">subsections of the cell called compartments in context of the YCM project. This inhibits edge compression as nodes inside different compartments cannot be clustered together. Furthermore introducing additional clusters through edge compression might cause confusion between these new clusters and compartments.</text:span></text:p>
      <text:p text:style-name="P21">Lastly <text:span text:style-name="T21">there is the risk of such clusters to be misinterpreted as cliques as it happened to one participant in the experiments of the paper by Dwyer et al [QUELLE: Edge Compression].</text:span></text:p>
      <text:p text:style-name="P16">Analyzing the model for it’s compatibility with edge compression leads <text:span text:style-name="T18">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his does not mean however that the surroundings of these nodes can not profit from a reduction in edges.</text:span></text:p>
      <text:p text:style-name="P22"/>
      <text:p text:style-name="P13"/>
      <text:p text:style-name="P23">Edge <text:span text:style-name="T22">Bundling</text:span></text:p>
      <text:p text:style-name="P24">Edge bundling <text:span text:style-name="T24">is a generic term for a number of different algorithms that reduce edge crossing by merging multiple edges into one edge when they are close to each other. For example Holten and van Wijk [QUELLE: </text:span><text:soft-page-break/><text:span text:style-name="T24">FORCE Bundle] achieves this for general node-link graphs with straight edges by modeling edges as flexible springs with an attracting force between them. Lambert et al. [QUELLE: MESH bundling] introduced an edge bundling algorithm where edges of a graph are routed along the edges of a mesh using a shortest path algorithm. Ganser et al. [QUELLE: INK bundling] propose a multilevel clustering algorithm that tries to reduce the amount of ‘ink’ needed to represent the edges.</text:span></text:p>
      <text:p text:style-name="P40">There are several problems with the introduction of edge bundling into the <text:span text:style-name="T25">visualization of the YCM project’s model. </text:span></text:p>
      <text:p text:style-name="P47">Any edge that becomes part of a bundle will in most cases become difficult to distinguish from other edges of the same bundle. Those follows that in order to preserve the information encoded in the edges edge bundles cannot be simply formed based on the proximity. Both the information about which node is connected to which and <text:s/>what kind of connection exists between two nodes could be lost. To avoid losing information about the kind of connection only edges of the same type can be bundled. In order to preserve connection information one end of a bundle must be connected to a node. This way the connection information encoded in the bundle is the same as the connection information originally encoded in all the bundled edges for that end of the edges and a distinction between the edges at that end becomes unnecessary.</text:p>
      <text:p text:style-name="P28">Lastly as with edge compression there is the risk of <text:span text:style-name="T26">the bundling of edges to be wrongly interpreted as more than a visualization technique. For example if a number of edges from species that are products to the same reaction are bundled together the bundling could be interpreted as these products forming a new species before partaking in the actual reaction.</text:span></text:p>
      <text:p text:style-name="P29">Even <text:span text:style-name="T39">under the given conditions many edge bundles can be created. Especially in the surroundings of nodes of high degree, which are all species nodes, are many edges close together. These edges are also mostly of the same type because species nodes usually have a strong bias towards being either a substrate or a product to reactions. While algebraic species are usually rather limited in their number of edges they also have only one type of edge connected to them. This makes it relatively easy to form small edge bundles near nodes of algebraic species.</text:span></text:p>
      <text:p text:style-name="P27">Since edge bundling manipulates the shape of edges while edge compression manipulates the number of edges both could be applied together.</text:p>
      <text:p text:style-name="P15"/>
      <text:p text:style-name="P13"/>
      <text:p text:style-name="P30">Color</text:p>
      <text:p text:style-name="P31">In this project color is used to encode a nodes affiliation with a certain module. <text:span text:style-name="T28">As modules are of small number and not likely to increase by a large amount in the course of the YCM project only a small color palette is needed. To avoid confusion between the different modules colors should be chosen such that they have high contrast between them. There are two well known color palettes that provide colors of high contrast. The first is Kenneth Kelly’s 22 colors of maximum contrast [QUELLE: KELLY COLORS] hereafter called Kelly Colors. The second is a palette proposed by Boynton [QUELLE: BOYNTON] hereafter called Boynton Colors. Kelly Colors are ordered as such that if the first n colors are selected there is a maximum contrast between these n colors. In addition the first 9 colors are easy to distinguish for people with defective color vision. Boynton Colors provide no such order.</text:span></text:p>
      <text:p text:style-name="P32">For this project Kelly Colors where chosen ????</text:p>
      <text:p text:style-name="P14">improve color assignment</text:p>
      <text:p text:style-name="P54">multicolored nodes<text:span text:style-name="T49"> </text:span></text:p>
      <text:p text:style-name="P2"/>
      <text:p text:style-name="P19"><text:span text:style-name="T36">Interaction and Navigation Features</text:span>: Pan&amp;Zoom, <text:span text:style-name="T27">(</text:span>Neighbor<text:span text:style-name="T27">)</text:span> Highlighting <text:span text:style-name="T38">and Hiding and Removing Nodes</text:span>, <text:span text:style-name="T34">Selective</text:span> Information Display, Search</text:p>
      <text:p text:style-name="P39"><text:span text:style-name="T35">To overcome the limits of layout algorithms for v</text:span>isualizing <text:span text:style-name="T37">the required information features to interact with and navigate the graph are required. They allow to focus on certain parts of the graph and display additional data on demand that would cause to much clutter if displayed continuously.</text:span></text:p>
      <text:p text:style-name="P39"/>
      <text:p text:style-name="P38">Pan and Zoom</text:p>
      <text:p text:style-name="P38">Pan and zoom are <text:span text:style-name="T41">traditional tools of visualization to focus on parts of a graph. Zoom allows to select a subsection of the graph defined by proximity of its elements while pan allows to change the view between those subsections.</text:span></text:p>
      <text:p text:style-name="P38"/>
      <text:p text:style-name="P45">Search</text:p>
      <text:p text:style-name="P43">As the graph <text:span text:style-name="T42">includes</text:span> <text:span text:style-name="T47">nearly</text:span> 400 node<text:span text:style-name="T43">s if a certain species, reaction or algebraic species is of interest manually searching all nodes for the one of interest is tedious. To facilitate finding a node a feature should be provided that allows to search for a node by name.</text:span></text:p>
      <text:p text:style-name="P43"/>
      <text:p text:style-name="P43"/>
      <text:p text:style-name="P41">Highlighting and Downplaying</text:p>
      <text:p text:style-name="P42">A different technique to <text:span text:style-name="T40">focus on only part of a graph is to highlight or downplay certain nodes and edges. Different to pan and zoom the part of the graph that can be put into or out of focus is not limited to the proximity of the elements in the graph layout.</text:span></text:p>
      <text:p text:style-name="P44">Example uses<text:span text:style-name="T45"> </text:span>of this <text:span text:style-name="T46">for the YCM projects model</text:span> include <text:span text:style-name="T44">to highlight the neighborhood of a node to better see which reactions a certain species takes part in or which species take part in a certain reaction. </text:span></text:p>
      <text:p text:style-name="P18"><text:soft-page-break/></text:p>
      <text:p text:style-name="P55">Prototype</text:p>
      <text:p text:style-name="P56">As part of this project a prototype was implemented. <text:span text:style-name="T51">Python and HTML with JavaScript where used for the implementation. The different layouts are build in python and with GraphViz in a preprocessing stage. The graph is visualized with in JavaScript with ECharts [QUELLE: ECHARTS] as a framework. </text:span></text:p>
      <text:p text:style-name="P69">ECharts has proven to be a disadvantageous choice in framework. <text:span text:style-name="T61">While tutorials, examples and documentations are provided they are often incomplete or not up to date.</text:span></text:p>
      <text:p text:style-name="P72">The prototype implements the following features:</text:p>
      <text:p text:style-name="P70">The prototype <text:span text:style-name="T62">can display one layout at a time. A circular, dot, force-directed and radial layout have been precomputed.</text:span></text:p>
      <text:p text:style-name="P73">Nodes are colored <text:span text:style-name="T63">using Kelly Colors according to the modules that introduced them. Nodes that are associated with multiple modules arbitrary select one module for coloration. Edges are colored based on the node they originate from with undirected edges selecting an arbitrary connected node for color.</text:span></text:p>
      <text:p text:style-name="P70"><text:span text:style-name="T62">The display can be panned and zoomed. </text:span></text:p>
      <text:p text:style-name="P71"><text:span text:style-name="T62">Nodes can be searched by their exact or partial name or annotation. Matching nodes are highlighted.</text:span></text:p>
      <text:p text:style-name="P71"/>
      <text:p text:style-name="P55"/>
      <text:p text:style-name="P52">Further Work</text:p>
      <text:p text:style-name="P53"><text:span text:style-name="T50">Since exploration is the aim of the visualization allowing the user more customization</text:span></text:p>
      <text:p text:style-name="P52">As more information has to be encoded into the visualization <text:span text:style-name="T50">reserving color for encoding module association might not be desirable. Instead the option to color the graph based on different attributes migh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6T14:20:31.350532305</dc:date>
    <meta:editing-duration>P1DT14M9S</meta:editing-duration>
    <meta:editing-cycles>729</meta:editing-cycles>
    <meta:generator>LibreOffice/6.0.3.2$Linux_X86_64 LibreOffice_project/00m0$Build-2</meta:generator>
    <meta:document-statistic meta:table-count="0" meta:image-count="0" meta:object-count="0" meta:page-count="4" meta:paragraph-count="71" meta:word-count="2740" meta:character-count="16688" meta:non-whitespace-character-count="14002"/>
  </office:meta>
</office:document-meta>
</file>